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style:style style:name="P1" style:parent-style-name="WW-TableHeading" style:master-page-name="MP0" style:family="paragraph">
      <style:paragraph-properties fo:break-before="page"/>
      <style:text-properties style:font-name="Arial"/>
    </style:style>
    <style:style style:name="P13" style:parent-style-name="WW-TableHeading" style:family="paragraph">
      <style:text-properties style:font-name="Arial" fo:font-size="20pt" style:font-size-asian="20pt" style:font-size-complex="20pt"/>
    </style:style>
    <style:style style:name="P14" style:parent-style-name="WW-TableHeading" style:family="paragraph">
      <style:text-properties style:font-name="Arial" fo:font-style="normal" style:font-style-asian="normal" style:font-style-complex="normal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</style:style>
    <style:style style:name="T44" style:parent-style-name="DefaultParagraphFont" style:family="text">
      <style:text-properties style:font-name="Arial"/>
    </style:style>
    <style:style style:name="T45" style:parent-style-name="DefaultParagraphFont" style:family="text">
      <style:text-properties style:font-name="Arial" style:text-position="super 66.6%"/>
    </style:style>
    <style:style style:name="T46" style:parent-style-name="DefaultParagraphFont" style:family="text">
      <style:text-properties style:font-name="Arial"/>
    </style:style>
    <style:style style:name="P47" style:parent-style-name="WW-TableHeading" style:family="paragraph">
      <style:paragraph-properties fo:text-align="start"/>
      <style:text-properties style:font-name="Arial"/>
    </style:style>
    <style:style style:name="P48" style:parent-style-name="WW-TableHeading" style:family="paragraph">
      <style:paragraph-properties fo:break-before="page" fo:text-align="start"/>
      <style:text-properties style:font-name="Arial"/>
    </style:style>
    <style:style style:name="P49" style:parent-style-name="WW-TableHeading" style:family="paragraph">
      <style:paragraph-properties fo:text-align="start"/>
    </style:style>
    <style:style style:name="T50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1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2" style:parent-style-name="Hyperlink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4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/>
      <style:text-properties style:font-name="Arial"/>
    </style:style>
    <style:style style:name="P56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7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8" style:parent-style-name="WW-TableHeading" style:family="paragraph">
      <style:paragraph-properties fo:text-align="start"/>
      <style:text-properties style:font-name="Arial"/>
    </style:style>
    <style:style style:name="P59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1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2" style:parent-style-name="WW-TableHeading" style:family="paragraph">
      <style:paragraph-properties fo:text-align="start"/>
      <style:text-properties style:font-name="Arial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4041in" style:use-optimal-column-width="false"/>
    </style:style>
    <style:style style:name="Table63" style:family="table">
      <style:table-properties style:width="6.702in" fo:margin-left="0.0312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WW-TableHeading1" style:family="paragraph">
      <style:text-properties style:font-name="Arial"/>
    </style:style>
    <style:style style:name="TableCell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WW-TableHeading1" style:family="paragraph">
      <style:text-properties style:font-name="Arial"/>
    </style:style>
    <style:style style:name="TableCell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WW-TableHeading1" style:family="paragraph">
      <style:text-properties style:font-name="Arial"/>
    </style:style>
    <style:style style:name="P75" style:parent-style-name="WW-TableHeading1" style:family="paragraph">
      <style:text-properties style:font-name="Arial"/>
    </style:style>
    <style:style style:name="TableCell76" style:family="table-cell">
      <style:table-cell-properties fo:border="0.0034in solid #000000" fo:padding-top="0.0381in" fo:padding-left="0.0381in" fo:padding-bottom="0.0381in" fo:padding-right="0.0381in"/>
    </style:style>
    <style:style style:name="P77" style:parent-style-name="WW-TableHeading1" style:family="paragraph">
      <style:text-properties style:font-name="Arial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WW-TableContents1" style:family="paragraph">
      <style:text-properties style:font-name="Arial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WW-TableContents1" style:family="paragraph">
      <style:text-properties style:font-name="Arial" fo:font-size="10pt" style:font-size-asian="10pt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6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WW-TableContents1" style:family="paragraph">
      <style:text-properties style:font-name="Arial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WW-TableContents1" style:family="paragraph">
      <style:text-properties style:font-name="Arial" fo:font-size="10pt" style:font-size-asian="10pt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WW-TableContents1" style:family="paragraph">
      <style:text-properties style:font-name="Arial" fo:font-size="10pt" style:font-size-asian="10pt"/>
    </style:style>
    <style:style style:name="TableCell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5" style:parent-style-name="WW-TableContents1" style:family="paragraph">
      <style:text-properties style:font-name="Arial" fo:font-size="10pt" style:font-size-asian="10pt"/>
    </style:style>
    <style:style style:name="P96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7" style:parent-style-name="WW-TableHeading" style:family="paragraph">
      <style:paragraph-properties fo:break-before="page" fo:text-align="start"/>
    </style:style>
    <style:style style:name="P98" style:parent-style-name="Standard" style:family="paragraph">
      <style:paragraph-properties fo:margin-left="1.4895in" fo:text-indent="-1.4895in">
        <style:tab-stops/>
      </style:paragraph-properties>
    </style:style>
    <style:style style:name="T99" style:parent-style-name="DefaultParagraphFont" style:family="text">
      <style:text-properties style:font-name="Arial" fo:font-style="italic" style:font-style-asian="italic" style:font-style-complex="italic"/>
    </style:style>
    <style:style style:name="T100" style:parent-style-name="DefaultParagraphFont" style:family="text">
      <style:text-properties style:font-name="Arial"/>
    </style:style>
    <style:style style:name="T101" style:parent-style-name="DefaultParagraphFont" style:family="text">
      <style:text-properties style:font-name="Arial"/>
    </style:style>
    <style:style style:name="T102" style:parent-style-name="DefaultParagraphFont" style:family="text">
      <style:text-properties style:font-name="Arial" fo:font-size="10pt" style:font-size-asian="10pt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paragraph-properties fo:margin-left="1.4791in" fo:text-indent="-1.4895in">
        <style:tab-stops/>
      </style:paragraph-properties>
    </style:style>
    <style:style style:name="T105" style:parent-style-name="DefaultParagraphFont" style:family="text">
      <style:text-properties style:font-name="Arial" fo:font-style="italic" style:font-style-asian="italic" style:font-style-complex="italic"/>
    </style:style>
    <style:style style:name="T106" style:parent-style-name="DefaultParagraphFont" style:family="text">
      <style:text-properties style:font-name="Arial"/>
    </style:style>
    <style:style style:name="T107" style:parent-style-name="DefaultParagraphFont" style:family="text">
      <style:text-properties style:font-name="Arial"/>
    </style:style>
    <style:style style:name="T108" style:parent-style-name="DefaultParagraphFont" style:family="text">
      <style:text-properties style:font-name="Arial" fo:font-size="10pt" style:font-size-asian="10pt"/>
    </style:style>
    <style:style style:name="T109" style:parent-style-name="DefaultParagraphFont" style:family="text">
      <style:text-properties style:font-name="Arial" fo:font-size="10pt" style:font-size-asian="10pt"/>
    </style:style>
    <style:style style:name="P110" style:parent-style-name="Standard" style:family="paragraph">
      <style:paragraph-properties fo:margin-left="0.5in">
        <style:tab-stops/>
      </style:paragraph-properties>
    </style:style>
    <style:style style:name="T111" style:parent-style-name="DefaultParagraphFont" style:family="text">
      <style:text-properties style:font-name="Arial"/>
    </style:style>
    <style:style style:name="P112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3" style:parent-style-name="Standard" style:family="paragraph">
      <style:paragraph-properties fo:margin-left="0.0625in">
        <style:tab-stops/>
      </style:paragraph-properties>
    </style:style>
    <style:style style:name="P114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5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6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17" style:parent-style-name="Standard" style:family="paragraph">
      <style:paragraph-properties fo:margin-left="-0.0104in">
        <style:tab-stops/>
      </style:paragraph-properties>
    </style:style>
    <style:style style:name="T118" style:parent-style-name="DefaultParagraphFont" style:family="text">
      <style:text-properties style:font-name="Arial" fo:font-style="italic" style:font-style-asian="italic" style:font-style-complex="italic"/>
    </style:style>
    <style:style style:name="T119" style:parent-style-name="DefaultParagraphFont" style:family="text">
      <style:text-properties style:font-name="Arial"/>
    </style:style>
    <style:style style:name="P12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2" style:parent-style-name="Standard" style:family="paragraph">
      <style:paragraph-properties fo:margin-left="-0.0104in">
        <style:tab-stops/>
      </style:paragraph-properties>
    </style:style>
    <style:style style:name="T123" style:parent-style-name="DefaultParagraphFont" style:family="text">
      <style:text-properties style:font-name="Arial" fo:font-style="italic" style:font-style-asian="italic" style:font-style-complex="italic"/>
    </style:style>
    <style:style style:name="T124" style:parent-style-name="DefaultParagraphFont" style:family="text">
      <style:text-properties style:font-name="Arial"/>
    </style:style>
    <style:style style:name="P125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6" style:parent-style-name="Standard" style:list-style-name="LFO1" style:family="paragraph">
      <style:text-properties style:font-name="Arial" fo:font-size="10pt" style:font-size-asian="10pt"/>
    </style:style>
    <style:style style:name="P127" style:parent-style-name="Standard" style:list-style-name="LFO1" style:family="paragraph">
      <style:text-properties style:font-name="Arial" fo:font-size="10pt" style:font-size-asian="10pt"/>
    </style:style>
    <style:style style:name="P128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9" style:parent-style-name="Standard" style:family="paragraph">
      <style:paragraph-properties fo:margin-left="-0.0104in">
        <style:tab-stops/>
      </style:paragraph-properties>
    </style:style>
    <style:style style:name="T130" style:parent-style-name="DefaultParagraphFont" style:family="text">
      <style:text-properties style:font-name="Arial"/>
    </style:style>
    <style:style style:name="P131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2" style:parent-style-name="Standard" style:list-style-name="LFO2" style:family="paragraph">
      <style:text-properties style:font-name="Arial" fo:font-size="10pt" style:font-size-asian="10pt"/>
    </style:style>
    <style:style style:name="P133" style:parent-style-name="Standard" style:list-style-name="LFO2" style:family="paragraph">
      <style:text-properties style:font-name="Arial" fo:font-size="10pt" style:font-size-asian="10pt"/>
    </style:style>
    <style:style style:name="P134" style:parent-style-name="Standard" style:list-style-name="LFO2" style:family="paragraph">
      <style:text-properties style:font-name="Arial" fo:font-size="10pt" style:font-size-asian="10pt"/>
    </style:style>
    <style:style style:name="P135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8" style:parent-style-name="Standard" style:list-style-name="LFO3" style:family="paragraph"/>
    <style:style style:name="T139" style:parent-style-name="DefaultParagraphFont" style:family="text">
      <style:text-properties style:font-name="Arial" fo:font-size="10pt" style:font-size-asian="10pt"/>
    </style:style>
    <style:style style:name="T140" style:parent-style-name="DefaultParagraphFont" style:family="text">
      <style:text-properties style:font-name="Arial" fo:font-size="10pt" style:font-size-asian="10pt"/>
    </style:style>
    <style:style style:name="P141" style:parent-style-name="Standard" style:list-style-name="LFO3" style:family="paragraph"/>
    <style:style style:name="T142" style:parent-style-name="DefaultParagraphFont" style:family="text">
      <style:text-properties style:font-name="Arial" fo:font-size="10pt" style:font-size-asian="10pt"/>
    </style:style>
    <style:style style:name="P143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8" style:parent-style-name="Standard" style:list-style-name="LFO4" style:family="paragraph">
      <style:text-properties style:font-name="Arial" fo:font-size="10pt" style:font-size-asian="10pt"/>
    </style:style>
    <style:style style:name="P149" style:parent-style-name="Standard" style:list-style-name="LFO4" style:family="paragraph">
      <style:text-properties style:font-name="Arial" fo:font-size="10pt" style:font-size-asian="10pt"/>
    </style:style>
    <style:style style:name="P150" style:parent-style-name="Standard" style:list-style-name="LFO4" style:family="paragraph">
      <style:text-properties style:font-name="Arial" fo:font-size="10pt" style:font-size-asian="10pt"/>
    </style:style>
    <style:style style:name="P151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52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5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5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5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56" style:parent-style-name="Standard" style:family="paragraph">
      <style:paragraph-properties fo:margin-left="-0.0104in">
        <style:tab-stops/>
      </style:paragraph-properties>
    </style:style>
    <style:style style:name="T157" style:parent-style-name="DefaultParagraphFont" style:family="text">
      <style:text-properties style:font-name="Arial" fo:font-style="italic" style:font-style-asian="italic" style:font-style-complex="italic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?opendocument cursor-position?><text:line-break/></text:p>
      <text:p text:style-name="P13"/>
      <text:p text:style-name="P14">BOOK UP</text:p>
      <text:p text:style-name="P15">A Book Trading Mobile App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Submitted to:</text:p>
      <text:p text:style-name="P25"/>
      <text:p text:style-name="P26"/>
      <text:p text:style-name="P27">Prof. Ma. Rowena C. Solamo</text:p>
      <text:p text:style-name="P28">Faculty Member</text:p>
      <text:p text:style-name="P29">Department of Computer Science</text:p>
      <text:p text:style-name="P30">College of Engineering</text:p>
      <text:p text:style-name="P31">University of the<text:s/>Philippines, Diliman</text:p>
      <text:p text:style-name="P32"/>
      <text:p text:style-name="P33"/>
      <text:p text:style-name="P34"/>
      <text:p text:style-name="P35"/>
      <text:p text:style-name="P36">Submitted by:</text:p>
      <text:p text:style-name="P37">AGNES, Karen Margaret D.</text:p>
      <text:p text:style-name="P38">AYCOCHO, Matthew M.</text:p>
      <text:p text:style-name="Standard"/>
      <text:p text:style-name="Standard"/>
      <text:p text:style-name="Standard"/>
      <text:p text:style-name="Standard"/>
      <text:p text:style-name="Standard"/>
      <text:p text:style-name="P39">In partial fulfillment of Academic Requirements</text:p>
      <text:p text:style-name="P40">for the course</text:p>
      <text:p text:style-name="P41">CS 191 Software Engineering I</text:p>
      <text:p text:style-name="P42">of the</text:p>
      <text:p text:style-name="P43"><text:span text:style-name="T44">1</text:span><text:span text:style-name="T45">st</text:span><text:span text:style-name="T46"><text:s/>Semester, AY 2016-2017</text:span></text:p>
      <text:p text:style-name="P47"/>
      <text:soft-page-break/>
      <text:p text:style-name="P48">Unique Reference:</text:p>
      <text:p text:style-name="P49"><text:span text:style-name="T50">The documents are<text:s/></text:span><text:span text:style-name="T51">stored in the Github repository,<text:s/></text:span><text:a xlink:href="https://github.com/kdagnes/cs-191-project" office:target-frame-name="_top" xlink:show="replace"><text:span text:style-name="T52">https://github.com/kdagnes/cs-191-project</text:span></text:a><text:span text:style-name="T53">.</text:span></text:p>
      <text:p text:style-name="P54"/>
      <text:p text:style-name="P55">Document Purpose:</text:p>
      <text:p text:style-name="P56">The document serves as a requirement in the course CS 191 Software Engineering I.</text:p>
      <text:p text:style-name="P57"/>
      <text:p text:style-name="P58">Target Audience:</text:p>
      <text:p text:style-name="P59">The document attends as requirement compliance to Prof. Ma. Rowena C. Solamo.</text:p>
      <text:p text:style-name="P60"/>
      <text:p text:style-name="P61"/>
      <text:p text:style-name="P62">Revision Control:</text:p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06/16</text:p>
          </table:table-cell>
          <table:table-cell table:style-name="TableCell81">
            <text:p text:style-name="P82">Karen Margaret Agnes</text:p>
          </table:table-cell>
          <table:table-cell table:style-name="TableCell83">
            <text:p text:style-name="P84">1.0</text:p>
          </table:table-cell>
          <table:table-cell table:style-name="TableCell85">
            <text:p text:style-name="P86">Initial Document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P96"/>
      <text:p text:style-name="P97"/>
      <text:p text:style-name="P98"><text:span text:style-name="T99">Project Title</text:span><text:span text:style-name="T100">:</text:span><text:span text:style-name="T101"><text:tab/></text:span><text:span text:style-name="T102">Book Up</text:span></text:p>
      <text:p text:style-name="P103"/>
      <text:p text:style-name="P104"><text:span text:style-name="T105">Description</text:span><text:span text:style-name="T106">:</text:span><text:span text:style-name="T107"><text:tab/></text:span><text:span text:style-name="T108">Book Up is a mobile application used for easily trading books with other people. It is designed to match a user with other users by registering books the user wants to trade, searching for available books the user is interested in, and finding a compatible</text:span><text:span text:style-name="T109"><text:s/>partner who wants make the book trade. It also includes scheduling the trade meet-up.</text:span></text:p>
      <text:p text:style-name="P110"><text:span text:style-name="T111"><draw:frame draw:z-index="251658240" draw:id="id0" draw:style-name="a0" draw:name="Frame1" text:anchor-type="paragraph" svg:x="-0.07361in" svg:y="2.32292in" svg:width="6.77153in" svg:height="3.05139in" style:rel-width="scale" style:rel-height="scale"><draw:text-box><text:p text:style-name="P112"/><text:p text:style-name="P113"><draw:frame draw:style-name="a1" draw:name="Picture 5" text:anchor-type="as-char" svg:x="0in" svg:y="0in" svg:width="6.66735in" svg:height="2.5in" style:rel-width="scale" style:rel-height="scale"><draw:image xlink:href="media/image1.emf" xlink:type="simple" xlink:show="embed" xlink:actuate="onLoad"/><svg:title/><svg:desc/></draw:frame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>,</text:p><text:p text:style-name="Standard"/><text:p text:style-name="Standard"/><text:p text:style-name="Standard"/><text:p text:style-name="Standard"/><text:p text:style-name="Standard"/><text:p text:style-name="Standard"/><text:p text:style-name="P114"/><text:p text:style-name="P115">Place here the Context Diagram. <text:s/>Make sure that the diagram is grouped as one and text does not wrap around the diagram.</text:p></draw:text-box><svg:title/><svg:desc/></draw:frame></text:span></text:p>
      <text:p text:style-name="P116"/>
      <text:p text:style-name="P117"><text:span text:style-name="T118">Context Diagram</text:span><text:span text:style-name="T119">:</text:span></text:p>
      <text:p text:style-name="P120"/>
      <text:p text:style-name="P121"/>
      <text:p text:style-name="P122"><text:span text:style-name="T123">Entities</text:span><text:span text:style-name="T124">:</text:span></text:p>
      <text:p text:style-name="P125"/>
      <text:list text:style-name="LFO1" text:continue-numbering="true">
        <text:list-item>
          <text:p text:style-name="P126">User – the users are people who want to make a trade using the Book Up application</text:p>
        </text:list-item>
        <text:list-item>
          <text:p text:style-name="P127">Software – the software gives and shows details about the trade transaction of the users</text:p>
        </text:list-item>
      </text:list>
      <text:p text:style-name="P128"/>
      <text:p text:style-name="P129"><text:span text:style-name="T130">Major Inputs:</text:span></text:p>
      <text:p text:style-name="P131"/>
      <text:list text:style-name="LFO2" text:continue-numbering="true">
        <text:list-item>
          <text:p text:style-name="P132">Trade Request – the user requests for a book trade by finding a book they want to get and inputting the book they will give.</text:p>
        </text:list-item>
        <text:list-item>
          <text:p text:style-name="P133">Trade Confirmation – the user confirms to continue the trade after finding a trade match.</text:p>
        </text:list-item>
        <text:list-item>
          <text:p text:style-name="P134">Database – the software gets book details from the database<text:s/></text:p>
        </text:list-item>
      </text:list>
      <text:p text:style-name="P135"/>
      <text:p text:style-name="P136">Major Outputs:</text:p>
      <text:p text:style-name="P137"/>
      <text:list text:style-name="LFO3" text:continue-numbering="true">
        <text:list-item>
          <text:p text:style-name="P138"><text:span text:style-name="T139">Trade Match – the us</text:span><text:span text:style-name="T140">er receives a trade match if another user would want to trade with him/her</text:span></text:p>
        </text:list-item>
        <text:list-item>
          <text:p text:style-name="P141"><text:span text:style-name="T142">Trade Details – the software shows all the books available for trading</text:span></text:p>
        </text:list-item>
      </text:list>
      <text:p text:style-name="P143"/>
      <text:p text:style-name="P144"/>
      <text:p text:style-name="P145"/>
      <text:p text:style-name="P146">Major Functionalities:</text:p>
      <text:p text:style-name="P147"/>
      <text:list text:style-name="LFO4" text:continue-numbering="true">
        <text:list-item>
          <text:p text:style-name="P148">Submit Trade Request – gets a request from a user and store it in the database</text:p>
        </text:list-item>
        <text:list-item>
          <text:p text:style-name="P149">Search for Matching Trade Request – finds two users who want to trade with each other</text:p>
        </text:list-item>
        <text:list-item>
          <text:p text:style-name="P150">Schedule Trading – organizes a schedule for meet-up and confirms once book trading is done</text:p>
        </text:list-item>
      </text:list>
      <text:p text:style-name="P151"/>
      <text:p text:style-name="P152"/>
      <text:p text:style-name="P153"/>
      <text:p text:style-name="P154"/>
      <text:p text:style-name="P155"/>
      <text:p text:style-name="P156"><text:span text:style-name="T157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name="WW_CharLFO3LVL1" style:family="text">
      <style:text-properties fo:font-style="normal" style:font-style-asian="norm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in"/>
      </style:header-style>
      <style:footer-style>
        <style:header-footer-properties style:dynamic-spacing="true" fo:min-height="0.4819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-top="0in" fo:padding-left="0in" fo:padding-bottom="0.0138in" fo:padding-right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.4895in"/>
          <style:tab-stop style:type="right" style:position="7.4895in"/>
        </style:tab-stops>
      </style:paragraph-properties>
      <style:text-properties style:font-name="Arial" fo:font-size="8pt" style:font-size-asian="8pt" style:font-size-complex="8pt"/>
    </style:style>
    <style:style style:name="P4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right" style:position="6.7701in"/>
        </style:tab-stops>
      </style:paragraph-properties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T8" style:parent-style-name="DefaultParagraphFont" style:family="text">
      <style:text-properties style:font-name="Arial" fo:font-size="8pt" style:font-size-asian="8pt" style:font-size-complex="8pt"/>
    </style:style>
    <style:style style:name="P9" style:parent-style-name="Footer" style:family="paragraph">
      <style:paragraph-properties>
        <style:tab-stops>
          <style:tab-stop style:type="right" style:position="6.7701in"/>
        </style:tab-stops>
      </style:paragraph-properties>
    </style:style>
    <style:style style:name="T10" style:parent-style-name="DefaultParagraphFont" style:family="text">
      <style:text-properties style:font-name="Arial" fo:font-size="8pt" style:font-size-asian="8pt" style:font-size-complex="8pt"/>
    </style:style>
    <style:style style:name="T11" style:parent-style-name="DefaultParagraphFont" style:family="text">
      <style:text-properties style:font-name="Arial" fo:font-size="8pt" style:font-size-asian="8pt" style:font-size-complex="8pt"/>
    </style:style>
    <style:style style:name="T12" style:parent-style-name="DefaultParagraphFont" style:family="text"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/>
        <text:p text:style-name="P4"><text:span text:style-name="T5">System: Book Trading System</text:span><text:span text:style-name="T6"><text:tab/></text:span><text:span text:style-name="T7">Page<text:s/></text:span><text:span text:style-name="T8"><text:page-number style:num-format="1" text:fixed="false">1</text:page-number></text:span></text:p>
        <text:p text:style-name="P9"><text:span text:style-name="T10">Version: 1.0</text:span><text:span text:style-name="T11"><text:tab/></text:span><text:span text:style-name="T12">Group: The A-Tea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eng Solamo</meta:initial-creator>
    <dc:creator>Asus</dc:creator>
    <meta:creation-date>2006-07-10T13:37:00Z</meta:creation-date>
    <dc:date>2016-09-06T17:56:00Z</dc:date>
    <meta:template xlink:href="Normal" xlink:type="simple"/>
    <meta:editing-cycles>7</meta:editing-cycles>
    <meta:editing-duration>PT8580S</meta:editing-duration>
    <meta:user-defined meta:name="Info 1"/>
    <meta:user-defined meta:name="Info 2"/>
    <meta:user-defined meta:name="Info 3"/>
    <meta:user-defined meta:name="Info 4"/>
    <meta:document-statistic meta:page-count="4" meta:paragraph-count="4" meta:word-count="335" meta:character-count="2247" meta:row-count="15" meta:non-whitespace-character-count="1916"/>
  </office:meta>
</office:document-meta>
</file>